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tyle="italic" style:font-style-asian="italic" fo:color="#92D050" fo:font-size="26pt" style:font-size-asian="26pt" style:font-size-complex="26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Absatz-Standardschriftart" style:family="text">
      <style:text-properties fo:color="#FFC000" fo:font-size="20pt" style:font-size-asian="20pt" style:font-size-complex="20pt"/>
    </style:style>
    <style:style style:name="T4" style:parent-style-name="Absatz-Standardschriftart" style:family="text">
      <style:text-properties fo:color="#FF0000" fo:font-size="20pt" style:font-size-asian="20pt" style:font-size-complex="20pt"/>
    </style:style>
    <style:style style:name="T5"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6" style:parent-style-name="Absatz-Standardschriftart" style:family="text">
      <style:text-properties fo:color="#FFC000" fo:font-size="20pt" style:font-size-asian="20pt" style:font-size-complex="20pt"/>
    </style:style>
    <style:style style:name="T7" style:parent-style-name="Absatz-Standardschriftart" style:family="text">
      <style:text-properties fo:color="#FF0000" fo:font-size="20pt" style:font-size-asian="20pt" style:font-size-complex="20pt"/>
    </style:style>
    <style:style style:name="T8"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T9" style:parent-style-name="Absatz-Standardschriftart" style:family="text">
      <style:text-properties fo:color="#FF0000" fo:font-size="20pt" style:font-size-asian="20pt" style:font-size-complex="20pt"/>
    </style:style>
    <style:style style:name="T10" style:parent-style-name="Absatz-Standardschriftart" style:family="text">
      <style:text-properties fo:color="#FFC000" fo:font-size="20pt" style:font-size-asian="20pt" style:font-size-complex="20pt"/>
    </style:style>
    <style:style style:name="T11" style:parent-style-name="Absatz-Standardschriftart" style:family="text">
      <style:text-properties fo:font-weight="bold" style:font-weight-asian="bold" fo:font-style="italic" style:font-style-asian="italic" fo:color="#C00000"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13" style:parent-style-name="Listenabsatz" style:list-style-name="LFO1" style:family="paragraph">
      <style:text-properties fo:font-size="13pt" style:font-size-asian="13pt" style:font-size-complex="13pt"/>
    </style:style>
    <style:style style:name="P14" style:parent-style-name="Listenabsatz" style:list-style-name="LFO1" style:family="paragraph">
      <style:text-properties fo:font-size="13pt" style:font-size-asian="13pt" style:font-size-complex="13pt"/>
    </style:style>
    <style:style style:name="P15" style:parent-style-name="Listenabsatz" style:list-style-name="LFO1" style:family="paragraph">
      <style:text-properties fo:font-size="13pt" style:font-size-asian="13pt" style:font-size-complex="13pt"/>
    </style:style>
    <style:style style:name="P16" style:parent-style-name="Listenabsatz" style:list-style-name="LFO1" style:family="paragraph">
      <style:text-properties fo:font-size="13pt" style:font-size-asian="13pt" style:font-size-complex="13pt"/>
    </style:style>
    <style:style style:name="P17" style:parent-style-name="Listenabsatz" style:list-style-name="LFO1" style:family="paragraph">
      <style:text-properties fo:font-size="13pt" style:font-size-asian="13pt" style:font-size-complex="13pt"/>
    </style:style>
    <style:style style:name="P18" style:parent-style-name="Listenabsatz" style:list-style-name="LFO1" style:family="paragraph">
      <style:text-properties fo:font-size="13pt" style:font-size-asian="13pt" style:font-size-complex="13pt"/>
    </style:style>
    <style:style style:name="P19" style:parent-style-name="Listenabsatz" style:list-style-name="LFO1" style:family="paragraph">
      <style:text-properties fo:font-size="13pt" style:font-size-asian="13pt" style:font-size-complex="13pt"/>
    </style:style>
    <style:style style:name="P20" style:parent-style-name="Listenabsatz" style:list-style-name="LFO1" style:family="paragraph">
      <style:text-properties fo:font-size="13pt" style:font-size-asian="13pt" style:font-size-complex="13pt"/>
    </style:style>
    <style:style style:name="T21" style:parent-style-name="Absatz-Standardschriftart" style:family="text">
      <style:text-properties fo:font-weight="bold" style:font-weight-asian="bold" fo:font-style="italic" style:font-style-asian="italic" fo:color="#ED7D31" fo:font-size="15pt" style:font-size-asian="15pt" style:font-size-complex="15pt" style:text-underline-type="single" style:text-underline-style="solid" style:text-underline-width="auto" style:text-underline-mode="continuous"/>
    </style:style>
    <style:style style:name="T22" style:parent-style-name="Absatz-Standardschriftart" style:family="text">
      <style:text-properties fo:color="#ED7D31" fo:font-size="15pt" style:font-size-asian="15pt" style:font-size-complex="15pt"/>
    </style:style>
  </office:automatic-styles>
  <office:body>
    <office:text text:use-soft-page-breaks="true">
      <text:p text:style-name="P1">Rostgemüse mit Baguette<text:s/></text:p>
      <text:p text:style-name="P2"><text:span text:style-name="T3">Vorsicht</text:span><text:span text:style-name="T4"><text:s/></text:span><text:span text:style-name="T5">einfach</text:span><text:span text:style-name="T6">,</text:span><text:span text:style-name="T7"><text:s/></text:span><text:span text:style-name="T8">gesund</text:span><text:span text:style-name="T9"><text:s/></text:span><text:span text:style-name="T10">und wenig<text:s/></text:span><text:span text:style-name="T11">Kalorien</text:span></text:p>
      <text:p text:style-name="Standard"/>
      <text:p text:style-name="P12">Zutaten:</text:p>
      <text:list text:style-name="LFO1" text:continue-numbering="true">
        <text:list-item>
          <text:p text:style-name="P13">200g Zucchini</text:p>
        </text:list-item>
        <text:list-item>
          <text:p text:style-name="P14">100g rote Paprika</text:p>
        </text:list-item>
        <text:list-item>
          <text:p text:style-name="P15">1 Zwiebel</text:p>
        </text:list-item>
        <text:list-item>
          <text:p text:style-name="P16">1 EL Olivenöl</text:p>
        </text:list-item>
        <text:list-item>
          <text:p text:style-name="P17">Salz</text:p>
        </text:list-item>
        <text:list-item>
          <text:p text:style-name="P18">20g getrocknete Tomaten</text:p>
        </text:list-item>
        <text:list-item>
          <text:p text:style-name="P19">1 EL Basilikum</text:p>
        </text:list-item>
        <text:list-item>
          <text:p text:style-name="P20">2 Scheiben Baguette #Mamamia</text:p>
        </text:list-item>
      </text:list>
      <text:p text:style-name="Standard"/>
      <text:p text:style-name="Standard">Nun geht’s los mit der<text:s/><text:span text:style-name="T21">Zubereitung</text:span><text:span text:style-name="T22">:</text:span></text:p>
      <text:p text:style-name="Standard">Als erstes sollten Sie ein beliebiges Backblech mit Olivenöl bestreichen, aber nicht alles verwenden Sie werden noch paar Tropfen benötigen. Im nächsten Schritt Zucchini, Paprika und Zwiebeln in Scheiben schneiden. Anschließend mit dem<text:s/>übrig gebliebenem Öl beträufeln. Das Ganze noch mal salzen und im nächsten Schritt bei vorgeheiztem Backrohr bei 200 Grad Celsius und 20 Minuten backen lassen. Als letzten Schritt das Ganze mit klein geschnittenen getrockneten Tomaten und Basilikum garnieren.</text:p>
      <text:p text:style-name="Standard"/>
      <text:p text:style-name="Standard">Schmeckt geil, Viel Spaß beim selber Ausprobieren <text:s/>: P</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Energie für Technik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1-19T07:24:00Z</meta:creation-date>
    <dc:date>2019-11-20T14:01:00Z</dc:date>
    <meta:template xlink:href="Normal" xlink:type="simple"/>
    <meta:editing-cycles>3</meta:editing-cycles>
    <meta:editing-duration>PT0S</meta:editing-duration>
    <meta:document-statistic meta:page-count="1" meta:paragraph-count="1" meta:word-count="109" meta:character-count="797" meta:row-count="5" meta:non-whitespace-character-count="689"/>
  </office:meta>
</office:document-meta>
</file>